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2" style:parent-style-name="StrongEmphasis" style:family="text">
      <style:text-properties fo:font-weight="normal" style:font-weight-asian="normal" style:font-weight-complex="normal"/>
    </style:style>
    <style:style style:name="T3" style:parent-style-name="StrongEmphasis" style:family="text">
      <style:text-properties fo:font-weight="normal" style:font-weight-asian="normal" style:font-weight-complex="normal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normal" style:font-weight-asian="normal" style:font-weight-complex="normal"/>
    </style:style>
    <style:style style:name="T7" style:parent-style-name="StrongEmphasis" style:family="text">
      <style:text-properties fo:font-weight="normal" style:font-weight-asian="normal" style:font-weight-complex="normal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T13" style:parent-style-name="StrongEmphasis" style:family="text">
      <style:text-properties fo:font-weight="normal" style:font-weight-asian="normal" style:font-weight-complex="normal"/>
    </style:style>
    <style:style style:name="T14" style:parent-style-name="StrongEmphasis" style:family="text">
      <style:text-properties fo:font-weight="normal" style:font-weight-asian="normal" style:font-weight-complex="normal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T17" style:parent-style-name="StrongEmphasis" style:family="text">
      <style:text-properties fo:font-weight="normal" style:font-weight-asian="normal" style:font-weight-complex="normal"/>
    </style:style>
    <style:style style:name="T18" style:parent-style-name="StrongEmphasis" style:family="text">
      <style:text-properties fo:font-weight="normal" style:font-weight-asian="normal" style:font-weight-complex="normal"/>
    </style:style>
    <style:style style:name="T19" style:parent-style-name="StrongEmphasis" style:family="text">
      <style:text-properties fo:font-weight="normal" style:font-weight-asian="normal" style:font-weight-complex="normal"/>
    </style:style>
    <style:style style:name="T20" style:parent-style-name="StrongEmphasis" style:family="text">
      <style:text-properties fo:font-weight="normal" style:font-weight-asian="normal" style:font-weight-complex="normal"/>
    </style:style>
    <style:style style:name="T21" style:parent-style-name="StrongEmphasis" style:family="text">
      <style:text-properties fo:font-weight="normal" style:font-weight-asian="normal" style:font-weight-complex="normal"/>
    </style:style>
    <style:style style:name="T22" style:parent-style-name="StrongEmphasis" style:family="text">
      <style:text-properties fo:font-weight="normal" style:font-weight-asian="normal" style:font-weight-complex="normal"/>
    </style:style>
    <style:style style:name="T23" style:parent-style-name="StrongEmphasis" style:family="text">
      <style:text-properties fo:font-weight="normal" style:font-weight-asian="normal" style:font-weight-complex="normal"/>
    </style:style>
    <style:style style:name="T24" style:parent-style-name="StrongEmphasis" style:family="text">
      <style:text-properties fo:font-weight="normal" style:font-weight-asian="normal" style:font-weight-complex="normal"/>
    </style:style>
    <style:style style:name="T25" style:parent-style-name="StrongEmphasis" style:family="text">
      <style:text-properties fo:font-weight="normal" style:font-weight-asian="normal" style:font-weight-complex="normal"/>
    </style:style>
    <style:style style:name="T26" style:parent-style-name="StrongEmphasis" style:family="text">
      <style:text-properties fo:font-weight="normal" style:font-weight-asian="normal" style:font-weight-complex="normal"/>
    </style:style>
    <style:style style:name="T27" style:parent-style-name="StrongEmphasis" style:family="text">
      <style:text-properties fo:font-weight="normal" style:font-weight-asian="normal" style:font-weight-complex="normal"/>
    </style:style>
    <style:style style:name="T28" style:parent-style-name="StrongEmphasis" style:family="text">
      <style:text-properties fo:font-weight="normal" style:font-weight-asian="normal" style:font-weight-complex="normal"/>
    </style:style>
    <style:style style:name="T29" style:parent-style-name="StrongEmphasis" style:family="text">
      <style:text-properties fo:font-weight="normal" style:font-weight-asian="normal" style:font-weight-complex="normal"/>
    </style:style>
    <style:style style:name="T30" style:parent-style-name="StrongEmphasis" style:family="text">
      <style:text-properties fo:font-weight="normal" style:font-weight-asian="normal" style:font-weight-complex="normal"/>
    </style:style>
    <style:style style:name="T31" style:parent-style-name="StrongEmphasis" style:family="text">
      <style:text-properties fo:font-weight="normal" style:font-weight-asian="normal" style:font-weight-complex="normal"/>
    </style:style>
    <style:style style:name="T32" style:parent-style-name="StrongEmphasis" style:family="text">
      <style:text-properties fo:font-weight="normal" style:font-weight-asian="normal" style:font-weight-complex="normal"/>
    </style:style>
    <style:style style:name="T33" style:parent-style-name="StrongEmphasis" style:family="text">
      <style:text-properties fo:font-weight="normal" style:font-weight-asian="normal" style:font-weight-complex="normal"/>
    </style:style>
    <style:style style:name="T34" style:parent-style-name="StrongEmphasis" style:family="text">
      <style:text-properties fo:font-weight="normal" style:font-weight-asian="normal" style:font-weight-complex="normal"/>
    </style:style>
    <style:style style:name="T35" style:parent-style-name="StrongEmphasis" style:family="text">
      <style:text-properties fo:font-weight="normal" style:font-weight-asian="normal" style:font-weight-complex="normal"/>
    </style:style>
    <style:style style:name="T36" style:parent-style-name="StrongEmphasis" style:family="text">
      <style:text-properties fo:font-weight="normal" style:font-weight-asian="normal" style:font-weight-complex="normal"/>
    </style:style>
    <style:style style:name="T37" style:parent-style-name="StrongEmphasis" style:family="text">
      <style:text-properties fo:font-weight="normal" style:font-weight-asian="normal" style:font-weight-complex="normal"/>
    </style:style>
    <style:style style:name="T38" style:parent-style-name="StrongEmphasis" style:family="text">
      <style:text-properties fo:font-weight="normal" style:font-weight-asian="normal" style:font-weight-complex="normal"/>
    </style:style>
    <style:style style:name="T39" style:parent-style-name="StrongEmphasis" style:family="text">
      <style:text-properties fo:font-weight="normal" style:font-weight-asian="normal" style:font-weight-complex="normal"/>
    </style:style>
  </office:automatic-styles>
  <office:body>
    <office:text text:use-soft-page-breaks="true">
      <text:h text:style-name="P1" text:outline-level="2">Test sobre Departamentos IT y Roles</text:h>
      <text:h text:style-name="Título3" text:outline-level="3"/>
      <text:p text:style-name="Textbody">1. ¿Cuál es la principal función del departamento de<text:s/><text:span text:style-name="StrongEmphasis">Desarrollo de Software</text:span>?<text:line-break/>a) Administrar redes y servidores<text:line-break/>b) Proteger los sistemas frente a ataques cibernéticos<text:line-break/><text:span text:style-name="T2">x<text:s/></text:span><text:span text:style-name="T3">c) Crear, mantener y mejorar las aplicaciones de la empresa</text:span><text:line-break/>d) Analizar datos para la toma de decisiones</text:p>
      <text:p text:style-name="Textbody"/>
      <text:p text:style-name="Textbody">2. ¿Qué rol se encarga de desarrollar la interfaz visual con la que interactúan los usuarios?<text:line-break/>x<text:s/>a) Backend Developer<text:line-break/>b) QA Engineer<text:line-break/><text:span text:style-name="T4">c) Frontend Developer</text:span><text:line-break/>d) DevOps Engineer</text:p>
      <text:p text:style-name="Textbody"/>
      <text:p text:style-name="Textbody">3. El rol que combina habilidades de frontend y backend se denomina:<text:line-break/>a) QA Engineer<text:line-break/>b) Mobile Developer<text:line-break/><text:span text:style-name="T5">x<text:s/></text:span><text:span text:style-name="T6">c) Full Stack Developer</text:span><text:line-break/>d) System Administrator</text:p>
      <text:p text:style-name="Textbody"/>
      <text:p text:style-name="Textbody">4. ¿A qué departamento pertenece el rol de<text:s/><text:span text:style-name="StrongEmphasis">Network Engineer</text:span>?<text:line-break/>a) Seguridad Informática<text:line-break/><text:span text:style-name="T7">x<text:s/></text:span><text:span text:style-name="T8">b) Infraestructura y Operaciones</text:span><text:line-break/>c) Análisis de Datos<text:line-break/>d) Desarrollo de Software</text:p>
      <text:p text:style-name="Textbody"/>
      <text:p text:style-name="Textbody">5. El<text:s/><text:span text:style-name="StrongEmphasis">DevOps Engineer</text:span><text:s/>se encarga principalmente de:<text:line-break/>a) Crear dashboards de rendimiento<text:line-break/>b) Proteger la red de ataques<text:line-break/><text:span text:style-name="T9">x<text:s/></text:span><text:span text:style-name="T10">c) Automatizar procesos entre desarrollo y operaciones</text:span><text:line-break/>d) Diseñar la interfaz de usuario</text:p>
      <text:p text:style-name="Textbody"/>
      <text:p text:style-name="Textbody">6. El objetivo principal del departamento de<text:s/><text:span text:style-name="StrongEmphasis">Seguridad Informática</text:span><text:s/>es:<text:line-break/>a) Mejorar la experiencia de usuario<text:line-break/><text:span text:style-name="T11">x<text:s/></text:span><text:span text:style-name="T12">b) Proteger los activos digitales de la empresa</text:span><text:line-break/>c) Implementar redes y servidores<text:line-break/>d) Analizar datos del negocio</text:p>
      <text:p text:style-name="Textbody"/>
      <text:soft-page-break/>
      <text:p text:style-name="Textbody">7. ¿Quién realiza pruebas de penetración para detectar vulnerabilidades?<text:line-break/>a) Analista de seguridad<text:line-break/>b) Ingeniero de seguridad<text:line-break/><text:span text:style-name="T13">x<text:s/></text:span><text:span text:style-name="T14">c) Pentester</text:span><text:line-break/>d) Forense digital</text:p>
      <text:p text:style-name="Textbody"/>
      <text:p text:style-name="Textbody">8. El<text:s/><text:span text:style-name="StrongEmphasis">Forense digital</text:span><text:s/>se especializa en:<text:line-break/>a) Proteger la infraestructura de red<text:line-break/>b) Realizar pruebas de UX<text:line-break/><text:span text:style-name="T15">x<text:s/></text:span><text:span text:style-name="T16">c) Investigar incidentes de seguridad cibernética</text:span><text:line-break/>d) Implementar modelos predictivos</text:p>
      <text:p text:style-name="Textbody"/>
      <text:p text:style-name="Textbody">9. ¿Qué función cumple el<text:s/><text:span text:style-name="StrongEmphasis">Especialista en cumplimiento normativo</text:span>?<text:line-break/>a) Monitorear redes internas<text:line-break/><text:span text:style-name="T17">x<text:s/></text:span><text:span text:style-name="T18">b) Asegurar que la organización cumpla con las normativas de seguridad</text:span><text:line-break/>c) Diseñar soluciones de backend<text:line-break/>d) Crear dashboards de negocio</text:p>
      <text:p text:style-name="Textbody"/>
      <text:p text:style-name="Textbody">10. ¿A qué departamento pertenece el rol de<text:s/><text:span text:style-name="StrongEmphasis">Data Scientist</text:span>?<text:line-break/>a) Infraestructura y Operaciones<text:line-break/>b) Seguridad Informática<text:line-break/><text:span text:style-name="T19">x<text:s/></text:span><text:span text:style-name="T20">c) Análisis de Datos y Business Intelligence</text:span><text:line-break/>d) Desarrollo de Software</text:p>
      <text:p text:style-name="Textbody"/>
      <text:p text:style-name="Textbody">11. El<text:s/><text:span text:style-name="StrongEmphasis">Business Intelligence Analyst</text:span><text:s/>se dedica principalmente a:<text:line-break/>a) Desarrollar software<text:line-break/>b) Asegurar redes<text:line-break/>c) Administrar servidores<text:line-break/><text:span text:style-name="T21">x<text:s/></text:span><text:span text:style-name="T22">d) Diseñar informes y dashboards para la toma de decisiones</text:span></text:p>
      <text:p text:style-name="Textbody"/>
      <text:p text:style-name="Textbody">12. El departamento que proporciona asistencia técnica directa a los usuarios es:<text:line-break/>a) Seguridad Informática<text:line-break/>b) Infraestructura y Operaciones<text:line-break/>c) Desarrollo de Software<text:line-break/><text:span text:style-name="T23">x<text:s/></text:span><text:span text:style-name="T24">d) Soporte Técnico</text:span></text:p>
      <text:p text:style-name="Textbody"/>
      <text:p text:style-name="Textbody">13. ¿Quién coordina la ejecución de proyectos tecnológicos asegurando plazos y objetivos?<text:line-break/>a) IT Manager<text:line-break/>b) CTO<text:line-break/><text:span text:style-name="T25">x<text:s/></text:span><text:span text:style-name="T26">c) Project Manager</text:span><text:line-break/><text:soft-page-break/>d) CIO</text:p>
      <text:p text:style-name="Textbody"/>
      <text:p text:style-name="Textbody">14. El<text:s/><text:span text:style-name="StrongEmphasis">CIO (Chief Information Officer)</text:span><text:s/>se encarga de:<text:line-break/>a) Supervisar la seguridad informática<text:line-break/><text:span text:style-name="T27">x<text:s/></text:span><text:span text:style-name="T28">b) Definir la estrategia tecnológica de la empresa</text:span><text:line-break/>c) Innovar en tecnologías emergentes<text:line-break/>d) Gestionar incidentes de seguridad</text:p>
      <text:p text:style-name="Textbody"/>
      <text:p text:style-name="Textbody">15. El<text:s/><text:span text:style-name="StrongEmphasis">CTO (Chief Technology Officer)</text:span><text:s/>tiene como foco principal:<text:line-break/>a) Garantizar el cumplimiento legal<text:line-break/><text:span text:style-name="T29">x<text:s/></text:span><text:span text:style-name="T30">b) La innovación tecnológica y la integración de nuevas tendencias</text:span><text:line-break/>c) Gestionar proyectos<text:line-break/>d) Analizar datos de negocio</text:p>
      <text:p text:style-name="Textbody"/>
      <text:p text:style-name="Textbody">16. El<text:s/><text:span text:style-name="StrongEmphasis">CISO (Chief Information Security Officer)</text:span><text:s/>lidera:<text:line-break/>a) El análisis de datos y BI<text:line-break/>b) La infraestructura tecnológica<text:line-break/><text:span text:style-name="T31">x<text:s/></text:span><text:span text:style-name="T32">c) La estrategia de seguridad de la información</text:span><text:line-break/>d) El soporte técnico</text:p>
      <text:p text:style-name="Textbody"/>
      <text:p text:style-name="Textbody">17. ¿Qué rol se encarga de mantener los servidores y sistemas operativos?<text:line-break/>a) DBA<text:line-break/>b) DevOps Engineer<text:line-break/><text:span text:style-name="T33">x<text:s/></text:span><text:span text:style-name="T34">c) System Administrator</text:span><text:line-break/>d) Help Desk Technician</text:p>
      <text:p text:style-name="Textbody"/>
      <text:p text:style-name="Textbody">18. El<text:s/><text:span text:style-name="StrongEmphasis">Database Administrator (DBA)</text:span><text:s/>se encarga de:<text:line-break/>a) Implementar medidas de ciberseguridad<text:line-break/><text:span text:style-name="T35">x<text:s/></text:span><text:span text:style-name="T36">b) Administrar y optimizar bases de datos</text:span><text:line-break/>c) Crear informes de rendimiento<text:line-break/>d) Diseñar interfaces visuales</text:p>
      <text:p text:style-name="Textbody"/>
      <text:p text:style-name="Textbody">19. Durante el lanzamiento de una nueva plataforma, ¿qué rol coordina la publicación junto con el equipo de soporte?<text:line-break/><text:span text:style-name="T37">a) IT Manager y Project Manager</text:span><text:line-break/>x<text:s/>b) Frontend Developer<text:line-break/>c) CISO<text:line-break/>d) Data Scientist</text:p>
      <text:p text:style-name="Textbody"/>
      <text:soft-page-break/>
      <text:p text:style-name="Textbody">20. El<text:s/><text:span text:style-name="StrongEmphasis">Ingeniero de DevSecOps</text:span><text:s/>tiene como objetivo principal:<text:line-break/>a) Administrar redes internas<text:line-break/><text:span text:style-name="T38">x<text:s/></text:span><text:span text:style-name="T39">b) Integrar la seguridad en el ciclo de desarrollo del software</text:span><text:line-break/>c) Monitorear incidentes de soporte<text:line-break/>d) Crear dashboards de inteligencia de negoci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cheR</dc:creator>
    <meta:creation-date>2025-10-23T14:44:00Z</meta:creation-date>
    <dc:date>2025-10-23T15:43:00Z</dc:date>
    <meta:template xlink:href="Normal.dotm" xlink:type="simple"/>
    <meta:editing-cycles>3</meta:editing-cycles>
    <meta:editing-duration>PT660S</meta:editing-duration>
    <meta:document-statistic meta:page-count="4" meta:paragraph-count="7" meta:word-count="611" meta:character-count="3965" meta:row-count="28" meta:non-whitespace-character-count="3361"/>
  </office:meta>
</office:document-meta>
</file>